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57.591cm" style:use-optimal-column-width="false"/>
    </style:style>
    <style:style style:name="co2" style:family="table-column">
      <style:table-column-properties style:column-width="50.472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2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fo:border-left="0.28pt solid #666666" fo:border-right="0.28pt solid #666666" fo:border-top="0.28pt solid #666666" fo:border-bottom="none" style:text-autospace="none" loext:tab-stop-distance="0cm" style:writing-mode="rl-tb">
        <style:tab-stops/>
      </style:paragraph-properties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3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fo:border-left="0.28pt solid #666666" fo:border-right="none" fo:border-top="0.28pt solid #666666" fo:border-bottom="0.28pt solid #666666" style:text-autospace="none" loext:tab-stop-distance="0cm" style:writing-mode="rl-tb">
        <style:tab-stops/>
      </style:paragraph-properties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4" style:family="table-cell">
      <loext:graphic-properties draw:textarea-horizontal-align="justify" draw:textarea-vertical-align="middle" style:writing-mode="rl-tb"/>
      <style:paragraph-properties fo:margin-left="1.499cm" fo:margin-right="1.499cm" fo:margin-top="1.499cm" fo:margin-bottom="1.499cm" fo:text-align="justify" fo:text-indent="0cm" style:text-autospace="none" loext:tab-stop-distance="0cm" style:writing-mode="rl-tb">
        <style:tab-stops/>
      </style:paragraph-properties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5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style:text-autospace="none" loext:tab-stop-distance="0cm" style:writing-mode="rl-tb">
        <style:tab-stops/>
      </style:paragraph-properties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6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fo:border-left="0.28pt solid #666666" fo:border-right="0.28pt solid #666666" fo:border-top="none" fo:border-bottom="0.28pt solid #666666" style:text-autospace="none" loext:tab-stop-distance="0cm" style:writing-mode="rl-tb">
        <style:tab-stops/>
      </style:paragraph-properties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center" fo:text-indent="0cm" style:text-autospace="none" loext:tab-stop-distance="0cm" style:writing-mode="rl-tb">
        <style:tab-stops/>
      </style:paragraph-properties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2" style:family="paragraph">
      <style:paragraph-properties fo:margin-left="1.499cm" fo:margin-right="1.499cm" fo:margin-top="1.499cm" fo:margin-bottom="1.499cm" fo:text-align="justify" fo:text-indent="0cm" style:text-autospace="none" loext:tab-stop-distance="0cm" style:writing-mode="rl-tb">
        <style:tab-stops/>
      </style:paragraph-properties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3" style:family="paragraph">
      <style:paragraph-properties fo:margin-left="1.499cm" fo:margin-right="1.499cm" fo:margin-top="1.499cm" fo:margin-bottom="0cm" fo:text-align="justify" fo:text-indent="0cm" style:text-autospace="none" loext:tab-stop-distance="0cm" style:writing-mode="rl-tb">
        <style:tab-stops/>
      </style:paragraph-properties>
    </style:style>
    <style:style style:name="T1" style:family="text"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08.062cm" svg:height="104.899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ہم سے پوچھا کہ کیا ضروری ہے<text:line-break/>کہہ دیا مرتضی ضروری ہے</text:p>
              </table:table-cell>
              <table:covered-table-cell table:style-name="ce2"/>
            </table:table-row>
            <table:table-row table:style-name="ro1">
              <table:table-cell table:style-name="ce3">
                <text:p text:style-name="P2">حُکم خالق سے کہہ رہے ہیں رسول<text:line-break/>مرتضیٰ کی وِلا ضروری ہے</text:p>
              </table:table-cell>
              <table:table-cell table:style-name="ce4">
                <text:p text:style-name="P2">ہے ثنائے علی، ثنائے خدا<text:line-break/>اور خدا کی ثناء ضروری ہے</text:p>
              </table:table-cell>
            </table:table-row>
            <table:table-row table:style-name="ro1">
              <table:table-cell table:style-name="ce5">
                <text:p text:style-name="P2">ہم کو مولا کی ہو گئی زیارت<text:line-break/>قبر میں اور کیا ضروری ہے</text:p>
              </table:table-cell>
              <table:table-cell table:style-name="ce6">
                <text:p text:style-name="P2">بولے میثم زباں رہے نہ رہے<text:line-break/>یا علیؑ کی صدا ضروری ہے</text:p>
              </table:table-cell>
            </table:table-row>
            <table:table-row table:style-name="ro1">
              <table:table-cell table:style-name="ce4">
                <text:p text:style-name="P3"><text:span text:style-name="T1">دل میں رکھنے کو اُلفتِ حیدر</text:span><text:span text:style-name="T1"><text:line-break/></text:span><text:span text:style-name="T1">ماں مِلے پارسا ضروری ہے</text:span></text:p>
              </table:table-cell>
              <table:table-cell table:style-name="ce5">
                <text:p text:style-name="P2">آلِ احمد کا کون دشمن ہے<text:line-break/>یہ بتانا بڑا ضروری ہے</text:p>
              </table:table-cell>
            </table:table-row>
            <table:table-row table:style-name="ro2">
              <table:table-cell table:style-name="ce4">
                <text:p text:style-name="P2">شمس لازم ہے ایسے ذکرِ علی<text:line-break/>جیسے آب و ہوا ضروری ہے<text:line-break/></text:p>
              </table:table-cell>
              <table:table-cell table:style-name="ce5">
                <text:p text:style-name="P2">بھیجنے کو زمین پر عباس<text:line-break/>مرتضیٰ کی دعا ضروری ہے<text:line-break/>فاطمه کی دعا ضروری ہے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08.052cm" fo:page-height="104.9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12-18T13:56:22.335986200</dc:date>
    <meta:editing-duration>PT1H23M38S</meta:editing-duration>
    <meta:editing-cycles>25</meta:editing-cycles>
    <meta:generator>LibreOffice/25.8.3.2$Windows_X86_64 LibreOffice_project/8ca8d55c161d602844f5428fa4b58097424e324e</meta:generator>
    <meta:document-statistic meta:object-count="1"/>
  </office:meta>
</office:document-meta>
</file>